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erdan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Verdana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Verdana"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P6" style:family="paragraph" style:parent-style-name="Standard">
      <style:text-properties style:font-name="Verdana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7" style:family="paragraph" style:parent-style-name="Standard">
      <style:text-properties style:font-name="Verdana" fo:font-size="60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style:style style:name="P8" style:family="paragraph" style:parent-style-name="Standard">
      <style:text-properties style:font-name="Verdana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erdana 40 not <text:s/>x x x x x x x x x x x x xbold </text:p>
      <text:p text:style-name="P6"><text:span text:style-name="T2">vol | tone | neck | middle | bridge | preset | save | auto | </text:span>+<text:span text:style-name="T2"> | </text:span>+<text:span text:style-name="T2"> | </text:span>-<text:span text:style-name="T2"> | </text:span>-<text:span text:style-name="T2"> |</text:span></text:p>
      <text:p text:style-name="P6"><text:span text:style-name="T2"/></text:p>
      <text:p text:style-name="P7">Verdana 40 not <text:s/>x x x x x x x</text:p>
      <text:p text:style-name="P8"><text:span text:style-name="T2">vol | tone | neck | middle | bridge | preset | save | auto | </text:span>+<text:span text:style-name="T2"> | </text:span>+<text:span text:style-name="T2"> | </text:span>-<text:span text:style-name="T2"> | </text:span>-<text:span text:style-name="T2"> 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8m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29.99mm" fo:page-height="180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3-11-14T16:55:13</meta:creation-date>
    <dc:date>2013-11-14T17:05:45</dc:date>
    <dc:creator>Bob </dc:creator>
    <meta:editing-duration>P0D</meta:editing-duration>
    <meta:editing-cycles>1</meta:editing-cycles>
    <meta:document-statistic meta:table-count="0" meta:image-count="0" meta:object-count="0" meta:page-count="1" meta:paragraph-count="4" meta:word-count="74" meta:character-count="227" meta:non-whitespace-character-count="154"/>
    <meta:generator>LibreOffice/3.5$Linux_x86 LibreOffice_project/350m1$Build-2</meta:generator>
  </office:meta>
</office:document-meta>
</file>